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color="#000000" style:font-name="AppleSystemUIFont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Identifiant: mickaelb</text:span></text:p>
      <text:p text:style-name="Standard"><text:span text:style-name="T1">mot de passe : bmicka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5:53:09.079260899</meta:creation-date>
    <dc:date>2020-01-23T15:53:37.597498305</dc:date>
    <meta:editing-duration>PT33S</meta:editing-duration>
    <meta:editing-cycles>1</meta:editing-cycles>
    <meta:document-statistic meta:table-count="0" meta:image-count="0" meta:object-count="0" meta:page-count="1" meta:paragraph-count="2" meta:word-count="7" meta:character-count="44" meta:non-whitespace-character-count="39"/>
    <meta:generator>LibreOffice/5.0.6.3$MacOSX_X86_64 LibreOffice_project/490fc03b25318460cfc54456516ea2519c11d1aa</meta:generator>
  </office:meta>
</office:document-meta>
</file>